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0" style:family="paragraph" style:parent-style-name="Standard">
      <style:paragraph-properties fo:text-align="justify" style:justify-single-word="false"/>
      <style:text-properties officeooo:paragraph-rsid="004965d3"/>
    </style:style>
    <style:style style:name="P2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66"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68"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8bc2a8"/>
    </style:style>
    <style:style style:name="P6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0fe59" officeooo:paragraph-rsid="0090fe59"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89d6c5"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fo:font-weight="normal" officeooo:rsid="008bc2a8" style:font-name-asian="Times New Roman1" style:font-weight-asian="normal" style:font-size-complex="12pt" style:font-weight-complex="normal"/>
    </style:style>
    <style:style style:name="T17" style:family="text">
      <style:text-properties officeooo:rsid="0029c252"/>
    </style:style>
    <style:style style:name="T18"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4"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5" style:family="text">
      <style:text-properties style:use-window-font-color="true" style:font-name="Times New Roman" fo:font-size="12pt" fo:language="es" fo:country="ES" fo:font-weight="normal" officeooo:rsid="008bc2a8" style:font-name-asian="Times New Roman1" style:font-size-asian="12pt" style:font-weight-asian="normal" style:font-name-complex="Times New Roman1" style:font-size-complex="12pt" style:font-weight-complex="normal"/>
    </style:style>
    <style:style style:name="T36" style:family="text">
      <style:text-properties officeooo:rsid="002f5203"/>
    </style:style>
    <style:style style:name="T37" style:family="text">
      <style:text-properties officeooo:rsid="003194d7"/>
    </style:style>
    <style:style style:name="T38" style:family="text">
      <style:text-properties officeooo:rsid="003f228a"/>
    </style:style>
    <style:style style:name="T39" style:family="text">
      <style:text-properties officeooo:rsid="00472b82"/>
    </style:style>
    <style:style style:name="T40" style:family="text">
      <style:text-properties officeooo:rsid="00497bd8"/>
    </style:style>
    <style:style style:name="T41" style:family="text">
      <style:text-properties officeooo:rsid="002e682b"/>
    </style:style>
    <style:style style:name="T42" style:family="text">
      <style:text-properties officeooo:rsid="005d192d"/>
    </style:style>
    <style:style style:name="T43" style:family="text">
      <style:text-properties officeooo:rsid="006e87e5"/>
    </style:style>
    <style:style style:name="T44" style:family="text">
      <style:text-properties officeooo:rsid="00701b16"/>
    </style:style>
    <style:style style:name="T45" style:family="text">
      <style:text-properties officeooo:rsid="00757737"/>
    </style:style>
    <style:style style:name="T46" style:family="text">
      <style:text-properties fo:color="#000000" fo:language="es" fo:country="ES" style:font-name-complex="Arial1"/>
    </style:style>
    <style:style style:name="T47" style:family="text">
      <style:text-properties fo:color="#000000" fo:language="es" fo:country="ES" fo:font-weight="bold" style:font-weight-asian="bold" style:font-name-complex="Arial1" style:font-weight-complex="bold"/>
    </style:style>
    <style:style style:name="T48" style:family="text">
      <style:text-properties officeooo:rsid="007a5c74"/>
    </style:style>
    <style:style style:name="T49" style:family="text">
      <style:text-properties officeooo:rsid="00836e80"/>
    </style:style>
    <style:style style:name="T50" style:family="text">
      <style:text-properties officeooo:rsid="0084b199"/>
    </style:style>
    <style:style style:name="T51" style:family="text">
      <style:text-properties officeooo:rsid="00860997"/>
    </style:style>
    <style:style style:name="T52" style:family="text">
      <style:text-properties officeooo:rsid="0087ef2e"/>
    </style:style>
    <style:style style:name="T53" style:family="text">
      <style:text-properties officeooo:rsid="0089d6c5"/>
    </style:style>
    <style:style style:name="T54" style:family="text">
      <style:text-properties officeooo:rsid="008bc2a8"/>
    </style:style>
    <style:style style:name="T55" style:family="text">
      <style:text-properties officeooo:rsid="008f27a4"/>
    </style:style>
    <style:style style:name="T56" style:family="text">
      <style:text-properties officeooo:rsid="0090fe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text:span text:style-name="T9">ontrato</text:span> <text:span text:style-name="T9">de</text:span> <text:span text:style-name="T9">arrendamiento</text:span> <text:span text:style-name="T9">de</text:span> <text:span text:style-name="T45">vivienda para uso turístico o vacacional</text:span></text:p>
      <text:p text:style-name="P19"/>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6"><text:span text:style-name="T4">Como parte</text:span><text:span text:style-name="T3"> </text:span><text:span text:style-name="T2">ARRENDADORA</text:span><text:span text:style-name="T3">.</text:span></text:p>
      <text:p text:style-name="P28"/>
      <text:p text:style-name="P5">De otra parte,</text:p>
      <text:p text:style-name="P2">id-unid-4</text:p>
      <text:p text:style-name="P27"><text:span text:style-name="T4">Como parte</text:span><text:span text:style-name="T3"> </text:span><text:span text:style-name="T2">ARRENDATARIA</text:span><text:span text:style-name="T3">.</text:span></text:p>
      <text:p text:style-name="P28"/>
      <text:p text:style-name="P28"/>
      <text:p text:style-name="P31"><text:span text:style-name="T46">Las partes, arrendadora y arrendataria, se reconocen recíprocamente capacidad legal suficiente para otorgar el presente contrato, y reunidos en la fecha del encabezamiento del presente escrito, manifiestan haber acordado formalizar un </text:span><text:span text:style-name="T47">CONTRATO DE ARRENDAMIENTO VACACIONAL, O PARA USO TURÍSTICO</text:span><text:span text:style-name="T46"> sobre la vivienda que se especifica a continuación.</text:span></text:p>
      <text:p text:style-name="P28"/>
      <text:p text:style-name="P29"/>
      <text:p text:style-name="P5">EXPONEN</text:p>
      <text:p text:style-name="P30"/>
      <text:p text:style-name="P26"><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28"/>
      <text:p text:style-name="P28">A lo largo del presente escrito se denominará “la vivienda” al conjunto formado por la vivienda propiamente dicha y sus accesorios. </text:p>
      <text:p text:style-name="P28"/>
      <text:p text:style-name="P28">Las partes declaran conocer y aceptar la superficie y composición de la viv<text:span text:style-name="T53">i</text:span>enda, así como el estado en que se encuentra y otras características.</text:p>
      <text:p text:style-name="P28"/>
      <text:p text:style-name="P28">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67"><text:soft-page-break/><text:span text:style-name="T1">II. </text:span><text:span text:style-name="T3">Junto con el presente contrato de arrendamiento se acompaña certificado de eficiencia energética de la vivienda arrendada, el cual es puesto a disposición de la Parte Arrendataria a los efectos legales oportunos.</text:span></text:p>
      <text:p text:style-name="P68"><text:span text:style-name="T18">II. </text:span><text:span text:style-name="T35">id-dec-new4</text:span></text:p>
      <text:p text:style-name="P23"><text:span text:style-name="T13">I</text:span><text:span text:style-name="T14">V</text:span><text:span text:style-name="T13">. </text:span><text:span text:style-name="T15">El arrendador está interesado en ceder en arrendamiento para uso </text:span><text:span text:style-name="T16">por motivos relativos a</text:span><text:span text:style-name="T15"> vacaciones, turismo </text:span><text:span text:style-name="T16">u </text:span><text:span text:style-name="T15">ocio el inmueble anteriormente descrito, estando el arrendatario interesado en recibirlo bajo los términos y condiciones que se regularán en el presente contrato.</text:span></text:p>
      <text:p text:style-name="P24"/>
      <text:p text:style-name="P7">ESTIPULACIONES</text:p>
      <text:p text:style-name="P7"/>
      <text:p text:style-name="P10"><text:span text:style-name="T17">PRIMERA</text:span>. <text:span text:style-name="T17">OBJETO</text:span></text:p>
      <text:p text:style-name="P15">La Parte Arrendadora cede en arrendamiento el uso del inmueble descrito en el exponendo segundo del presente contrato a la Parte Arrendataria, quien lo adquiere con la finalidad de uso<text:span text:style-name="T54"> por temporada vacacional o como alojamiento turístico</text:span> (quedando totalmente prohibido el uso para cualquier otro fin ya sea comercial o distinto al <text:span text:style-name="T54">establecido en el presente contrato</text:span>). El incumplimiento de esto será motivo de resolución del contrato.</text:p>
      <text:p text:style-name="P15">La vivienda se pondrá a disposición de la Parte Arrendataria con la entrega de llaves. En este acto ambas partes constatan <text:span text:style-name="T50">que</text:span> la entrega de la vivienda se hace en perfecto estado de uso y conservación, y deberá entregarse en la mismas condiciones al finalizar el contrato. Se cede en arrendamiento con el mobiliario que se detalla en el inventario, Anexo, del presente contrato. <text:s/><text:span text:style-name="T45">id-dec-new11</text:span></text:p>
      <text:p text:style-name="P15">La vivienda <text:span text:style-name="T55">y su mobiliario</text:span> es propiedad de la Parte Arrendadora. El inmueble objeto de arrendamiento deberá reintegrarse a la extinción del contrato, en estado equivalente de conservación y funcionamiento a aqu<text:span text:style-name="T50">e</text:span>l en el momento de la suscripción del presente documento.</text:p>
      <text:p text:style-name="P14"><text:s/></text:p>
      <text:p text:style-name="P8"><text:span text:style-name="T11">SEGUNDA</text:span>. <text:span text:style-name="T11">DURACIÓN</text:span></text:p>
      <text:p text:style-name="P66">El tiempo de vigencia del presente contrato de arrendamiento será el comprendido entre las siguientes fechas:</text:p>
      <text:p text:style-name="P66">- Entrada: el <text:span text:style-name="T55">id-dec-20</text:span>, a partir de las: <text:span text:style-name="T55">id-dec-21</text:span> (hora local)</text:p>
      <text:p text:style-name="P66">- Salida: el <text:span text:style-name="T55">id-dec-22</text:span>, a las: <text:span text:style-name="T55">id-dec-23</text:span> (hora local)</text:p>
      <text:p text:style-name="P66">Finalizado el contrato la PARTE ARRENDATARIA deberá dejar la vivienda libre y limpia, sin objetos personales u otros enseres propios, y deberá ponerla a disposición de la PARTE ARRENDADORA, sin necesidad de previo requerimiento. Todo ello será de aplicación a la finalización del contrato.</text:p>
      <text:p text:style-name="P66"><text:soft-page-break/>La vigencia de este Contrato NO estará sujeta a ningún tipo de prórroga adicional, salvo que llegado el momento de vencimiento del Contrato las Partes pudieran pactar expresamente y por escrito algo distinto.</text:p>
      <text:p text:style-name="P55"/>
      <text:p text:style-name="P61"><text:span text:style-name="T24">TERCERA</text:span><text:span text:style-name="T25">. </text:span><text:span text:style-name="T19">R</text:span><text:span text:style-name="T26">ENTA DEL ARRENDAMIENTO</text:span></text:p>
      <text:p text:style-name="P59">Las Partes han acordado que la renta será de <text:span text:style-name="T56">iddec27-precioAletras</text:span> euros (<text:span text:style-name="T56">id-dec-27</text:span> €) para toda la temporada de arrendamiento<text:span text:style-name="T56">id-dec-new27</text:span>.</text:p>
      <text:p text:style-name="P69">id-dec-28 id-dec-30 </text:p>
      <text:p text:style-name="P69">La renta acordada será satisfecha conforme a las siguientes instrucciones:</text:p>
      <text:p text:style-name="P69">id-dec-new30</text:p>
      <text:p text:style-name="P69">id-dec-29</text:p>
      <text:p text:style-name="P69">id-dec-new30-extra-1</text:p>
      <text:p text:style-name="P69"/>
      <text:p text:style-name="P60">CUARTA. GASTOS GENERALES Y SUMINISTROS</text:p>
      <text:p text:style-name="P52">La contratación de servicios y suministros, tales como, luz, agua e impuestos correrán a cargo de la Parte Arrendadora. <text:span text:style-name="T37">id-dec-31</text:span></text:p>
      <text:p text:style-name="P53"><text:span text:style-name="T37">id-dec-32 </text:span>id-dec-12</text:p>
      <text:p text:style-name="P51">El Impuesto sobre Bienes Inmuebles (IBI) que corresponda a la vivienda será por cuenta y a <text:span text:style-name="T36">cargo id-dec-33 id-dec-30</text:span></text:p>
      <text:p text:style-name="P54"/>
      <text:p text:style-name="P62"><text:span text:style-name="T27">Q</text:span><text:span text:style-name="T26">UINTA</text:span><text:span text:style-name="T18">.- </text:span><text:span text:style-name="T20">FIANZA</text:span></text:p>
      <text:p text:style-name="P58">id-dec-34</text:p>
      <text:p text:style-name="P57">id-dec-35</text:p>
      <text:p text:style-name="P56"/>
      <text:p text:style-name="P63"><text:span text:style-name="T19">S</text:span><text:span text:style-name="T26">EXTA</text:span><text:span text:style-name="T18">. </text:span><text:span text:style-name="T19">OBRAS</text:span></text:p>
      <text:p text:style-name="P32">Las partes acuerdan que no está permitido realizar obras sin el previo consentimiento expreso y por escrito de la Parte Arrendadora. <text:span text:style-name="T42">La Parte Arrendataria</text:span> tampoco podrá realizar obras que provoquen una disminución en la estabilidad o seguridad de la vivienda o que contravengan iddec12-extra-1 la normativa urbanística.</text:p>
      <text:p text:style-name="P32"><text:soft-page-break/>En caso de que la Parte Arrendataria realizase obras sin el permiso o consentimiento de <text:span text:style-name="T44">la Parte Arrendadora</text:span>, y sin perjuicio de la facultad de resolver el contrato por parte del arrendador, éste podrá exigir a la arrendataria que reponga las cosas al estado anterior. Si al contrario, las obras se hubieran reali<text:span text:style-name="T43">z</text:span>ado con el permiso o consentimiento del arrendador, éstas quedarán en beneficio de la vivienda, sin que la Parte Arrendataria pueda reclamar indemnización alguna, salvo que las partes hubieran dispuesto algo distinto a lo ahora convenido.</text:p>
      <text:p text:style-name="P33">La <text:span text:style-name="T51">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2">iddec12-extra-2</text:span> <text:s/></text:p>
      <text:p text:style-name="P32">Sin embargo, las pequeñas reparaciones que exija el desgaste por el uso ordinario de la vivienda serán a cargo de la Parte Arrendataria.</text:p>
      <text:p text:style-name="P32"/>
      <text:p text:style-name="P48"><text:span text:style-name="T26">SÉPTIMA</text:span><text:span text:style-name="T18">.- </text:span><text:span text:style-name="T20">NORMAS DE iddec12-extra-3 CONVIVENCIA</text:span><text:span text:style-name="T18">.</text:span></text:p>
      <text:p text:style-name="P44">id-dec-40</text:p>
      <text:p text:style-name="P46">iddec12-extra-4</text:p>
      <text:p text:style-name="P39"/>
      <text:p text:style-name="P49"><text:span text:style-name="T19">O</text:span><text:span text:style-name="T28">CTAVA</text:span><text:span text:style-name="T20">. </text:span><text:span text:style-name="T29">SEGUROS</text:span></text:p>
      <text:p text:style-name="P40">id-dec-42</text:p>
      <text:p text:style-name="P40"/>
      <text:p text:style-name="P47"><text:span text:style-name="T19">N</text:span><text:span text:style-name="T28">OVENA</text:span><text:span text:style-name="T20">. </text:span><text:span text:style-name="T21">DERECHO DE ADQUISICIÓN</text:span></text:p>
      <text:p text:style-name="P41">id-dec-43</text:p>
      <text:p text:style-name="P41"/>
      <text:p text:style-name="P47"><text:span text:style-name="T19">D</text:span><text:span text:style-name="T28">ÉCIMA</text:span><text:span text:style-name="T20">. </text:span><text:span text:style-name="T21">SUBARRIENDO, </text:span><text:span text:style-name="T28">SUBROGACIÓN Y</text:span><text:span text:style-name="T21"> CESIÓN</text:span></text:p>
      <text:p text:style-name="P41">id-dec-44</text:p>
      <text:p text:style-name="P45">id-dec-46</text:p>
      <text:p text:style-name="P42"/>
      <text:p text:style-name="P35"><text:span text:style-name="T11">DECIMOPRIMERA</text:span>. <text:span text:style-name="T11">RESOLUCIÓN DEL CONTRATO</text:span></text:p>
      <text:p text:style-name="P37">El contrato podrá ser resuelto por cualquiera de las partes siempre que concurra alguna de las siguientes circunstancias:</text:p>
      <text:p text:style-name="P37"><text:soft-page-break/>a) <text:span text:style-name="T39">p</text:span>or el incumplimiento de las cláusulas recogidas en el presente contrato.</text:p>
      <text:p text:style-name="P37">b) impago de la renta, cantidades asimiladas o fianzas y sus correspondientes actualizaciones.</text:p>
      <text:p text:style-name="P37">c) <text:span text:style-name="T39">r</text:span>ealización de actividades molestas, insalubres, nocivas, peligrosas, y/o dar un uso distinto al inicialmente pactado.</text:p>
      <text:p text:style-name="P37">d) realización de obras <text:span text:style-name="T39">sin consentimiento</text:span>, o producción de daños dolosos.</text:p>
      <text:p text:style-name="P38">e) el incumplimiento de las normas de convivencia establecidas por<text:span text:style-name="T10"> el presente Contrato; y</text:span></text:p>
      <text:p text:style-name="P38">f) o cualquier otra circunstancia de las establecidas en el presente contrato.</text:p>
      <text:p text:style-name="P38">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38"/>
      <text:p text:style-name="P36"><text:span text:style-name="T11">DECIMOSEGUNDA</text:span>. <text:span text:style-name="T12">FIN DEL CONTRATO DE ARRENDAMIENTO</text:span></text:p>
      <text:p text:style-name="P37">Llegada la fecha de finalización del Contrato, la Parte Arrendataria deberá entregar a la Parte Arrendadora las llaves de <text:span text:style-name="T49">l</text:span>a vivienda. </text:p>
      <text:p text:style-name="P50"><text:span text:style-name="T31">Si la Parte Arrendataria, no hiciera entrega de la vivienda en el momento correspondiente, como penalización, </text:span><text:span text:style-name="T33">deberá </text:span><text:span text:style-name="T34">entregar</text:span><text:span text:style-name="T31"> </text:span><text:span text:style-name="T32">id-dec-45</text:span><text:span text:style-name="T31"> al momento de la finalización del Contrato o prórroga por cada día de retraso, además de todos los gastos directos e indirectos que dicho retraso genere.</text:span></text:p>
      <text:p text:style-name="P37"/>
      <text:p text:style-name="P12"><text:span text:style-name="T38">DECIMOTERCERA</text:span>. ELEVACIÓN A PÚBLICO Y REGISTRO DE LA PROPIEDAD</text:p>
      <text:p text:style-name="P43">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37"/>
      <text:p text:style-name="P11"><text:span text:style-name="T38">DECIMOCUARTA</text:span>. <text:span text:style-name="T38">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text:soft-page-break/></text:p>
      <text:p text:style-name="P20"><text:span text:style-name="T22">DECIMO</text:span><text:span text:style-name="T30">QUINTA</text:span><text:span text:style-name="T22">. </text:span><text:span text:style-name="T23">INTEGRIDAD DEL CONTRATO Y ANULABILIDAD</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48">SEXTA</text:span>. <text:span text:style-name="T40">LEGISLACIÓN APLICABLE</text:span></text:p>
      <text:p text:style-name="P32">Las Partes reconocen quedar obligadas por el presente Contrato así como sus correspondientes anexos, y sus efectos jurídicos y se comprometen a su cumplimiento de buena fe.</text:p>
      <text:p text:style-name="P32">Todo litigio relativo al presente contrato será sometido a la legislación española, especialmente a los previsto en la Ley de Arrendamientos Urbanos y supletoriamente en el Código Civil. </text:p>
      <text:p text:style-name="P32"/>
      <text:p text:style-name="P34"><text:span text:style-name="T48">DECIMOSÉPTIMA</text:span>. <text:span text:style-name="T40">SUPUESTOS DE DISCREPANCIA ENTRE LAS PARTES</text:span></text:p>
      <text:p text:style-name="P21">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1">Y en señal de acuerdo con todo lo que antecede las partes firman el presente contrato de arrendamiento de habitación por duplicado y a un solo efecto en el fecha y lugar arriba indicados</text:p>
      <text:p text:style-name="P21"/>
      <text:p text:style-name="P21"/>
      <text:p text:style-name="P22">LA PARTE VENDEDORA <text:s text:c="51"/>LA PARTE COMPRADORA</text:p>
      <text:p text:style-name="P21"><text:line-break/></text:p>
      <text:p text:style-name="P21"><text:bookmark text:name="_GoBack"/><text:line-break/><text:line-break/><text:line-break/>........................................... <text:s text:c="55"/>...........................................</text:p>
      <text:p text:style-name="P29">________ <text:s text:c="82"/>________</text:p>
      <text:p text:style-name="P25"><text:bookmark text:name="_GoBack1"/><text:soft-page-break/><text:line-break/></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20</meta:editing-cycles>
    <meta:creation-date>2019-11-25T09:28:00</meta:creation-date>
    <dc:date>2020-02-27T15:13:21.305000000</dc:date>
    <meta:editing-duration>P1DT16H13M42S</meta:editing-duration>
    <meta:generator>LibreOffice/6.3.3.2$Windows_X86_64 LibreOffice_project/a64200df03143b798afd1ec74a12ab50359878ed</meta:generator>
    <meta:document-statistic meta:table-count="0" meta:image-count="0" meta:object-count="0" meta:page-count="7" meta:paragraph-count="91" meta:word-count="1442" meta:character-count="9789" meta:non-whitespace-character-count="82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